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92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pring.jpa.hibernate.ddl-auto=update</text:p>
      <text:p text:style-name="Standard">spring.datasource.url=jdbc:mysql://${MYSQL_HOST:localhost}:${MYSQL_PORT:3306}/fwd</text:p>
      <text:p text:style-name="Standard">spring.datasource.username=${MYSQL_USER:root}</text:p>
      <text:p text:style-name="Standard">spring.datasource.password=${MYSQL_PASSWORD:Kddhamo@24}</text:p>
      <text:p text:style-name="Standard">server.port=8082</text:p>
      <text:p text:style-name="Standard"/>
      <text:p text:style-name="Standard"/>
      <text:p text:style-name="Standard">256 <text:s/>docker pull mysql:latest</text:p>
      <text:p text:style-name="Standard"><text:s text:c="2"/>257 <text:s/>docker images</text:p>
      <text:p text:style-name="P1"><text:s text:c="2"/>258 <text:s/>docker run -p 3307:3306 --name mysqldb -e MYSQL_ROOT_PASSWORD=Kddhamo@24 </text:p>
      <text:p text:style-name="P1">-e MYSQL_DATABASE=fwd mysql</text:p>
      <text:p text:style-name="Standard"><text:s text:c="2"/>259 <text:s/>docker rm mysqldb</text:p>
      <text:p text:style-name="Standard"><text:s text:c="2"/>260 <text:s/>docker rm -f mysqldb</text:p>
      <text:p text:style-name="Standard"><text:s text:c="2"/>261 <text:s/>docker ps -a</text:p>
      <text:p text:style-name="Standard"><text:s text:c="2"/>262 <text:s/>docker run -d -p 3307:3306 --name mysqldb -e MYSQL_ROOT_PASSWORD=Kddhamo@24 -e MYSQL_DATABASE=fwd mysql </text:p>
      <text:p text:style-name="Standard"><text:s text:c="2"/>263 <text:s/>docker ps</text:p>
      <text:p text:style-name="Standard"><text:s text:c="2"/>264 <text:s/>docker logs mysqldb</text:p>
      <text:p text:style-name="Standard"><text:s text:c="2"/>265 <text:s/>docker ps</text:p>
      <text:p text:style-name="Standard"><text:s text:c="2"/>266 <text:s/>exit</text:p>
      <text:p text:style-name="Standard"><text:s text:c="2"/>267 <text:s/>mvn clean package</text:p>
      <text:p text:style-name="Standard"><text:s text:c="2"/>268 <text:s/>mvn clean build</text:p>
      <text:p text:style-name="Standard"><text:s text:c="2"/>269 <text:s/>mvn clean package</text:p>
      <text:p text:style-name="Standard"><text:s text:c="2"/>270 <text:s/>docker ps</text:p>
      <text:p text:style-name="Standard"><text:s text:c="2"/>271 <text:s/>ls</text:p>
      <text:p text:style-name="Standard"><text:s text:c="2"/>272 <text:s/>gedit Dockerfile</text:p>
      <text:p text:style-name="Standard"><text:s text:c="2"/>273 <text:s/>java -version</text:p>
      <text:p text:style-name="Standard"><text:s text:c="2"/>274 <text:s/>gedit Dockerfile</text:p>
      <text:p text:style-name="Standard"><text:s text:c="2"/>275 <text:s/>docker build -t fwd .</text:p>
      <text:p text:style-name="Standard"><text:s text:c="2"/>276 <text:s/>docker images</text:p>
      <text:p text:style-name="Standard"><text:s text:c="2"/>277 <text:s/>docker network create fwdnetwork</text:p>
      <text:p text:style-name="Standard"><text:s text:c="2"/>278 <text:s/>docker network ls</text:p>
      <text:p text:style-name="Standard"><text:s text:c="2"/>279 <text:s/>docker network connect fwdnetwork mysqldb</text:p>
      <text:p text:style-name="Standard"><text:s text:c="2"/>280 <text:s/>docker container inspect mysqldb</text:p>
      <text:p text:style-name="Standard"><text:s text:c="2"/>281 <text:s/>docker run -p 8083:8082 --name fwdcon --net fwdnetwork -e MYSQL_HOST=mysqldb -e MYSQL_USER=root -e MYSQL_PASSWORD=Kddhamo@24 -e MYSQL_PORT=3306 fwd</text:p>
      <text:p text:style-name="Standard"><text:s text:c="2"/>282 <text:s/>docker ps</text:p>
      <text:p text:style-name="Standard"><text:s text:c="2"/>283 <text:s/>docker run fwdcon</text:p>
      <text:p text:style-name="Standard"><text:s text:c="2"/>284 <text:s/>docker start fwdcon</text:p>
      <text:p text:style-name="Standard"><text:s text:c="2"/>285 <text:s/>docker ps</text:p>
      <text:p text:style-name="Standard"><text:s text:c="2"/>286 <text:s/>history</text:p>
      <text:p text:style-name="Standard"><text:s text:c="2"/>287 <text:s/>systemctl status jenkins</text:p>
      <text:p text:style-name="Standard"><text:s text:c="2"/>288 <text:s/>history</text:p>
      <text:p text:style-name="Standard"><text:s text:c="2"/>289 <text:s/>docker images</text:p>
      <text:p text:style-name="Standard"><text:s text:c="2"/>290 <text:s/>docker container ps</text:p>
      <text:p text:style-name="Standard"><text:s text:c="2"/>291 <text:s/>docker container ps -a</text:p>
      <text:p text:style-name="Standard"><text:s text:c="2"/>292 <text:s/>docker start fwdcon</text:p>
      <text:p text:style-name="Standard"><text:s text:c="2"/>293 <text:s/>docker start mysqldb</text:p>
      <text:p text:style-name="Standard"><text:s text:c="2"/>294 <text:s/>docker container ps</text:p>
      <text:p text:style-name="Standard"><text:s text:c="2"/>295 <text:s/>docker start fwdcon</text:p>
      <text:p text:style-name="Standard"><text:s text:c="2"/>296 <text:s/>docker container ps</text:p>
      <text:p text:style-name="Standard"><text:s text:c="2"/>297 <text:s/>history</text:p>
      <text:p text:style-name="Standard"><text:soft-page-break/><text:s text:c="2"/>298 <text:s/>docker login</text:p>
      <text:p text:style-name="Standard"><text:s text:c="2"/>299 <text:s/>docker images</text:p>
      <text:p text:style-name="Standard"><text:s text:c="2"/>300 <text:s/>docker tag mysql:latest dhamok/fwd:mysql</text:p>
      <text:p text:style-name="Standard"><text:s text:c="2"/>301 <text:s/>docker push dhamok/fwd:mysql</text:p>
      <text:p text:style-name="Standard"><text:s text:c="2"/>302 <text:s/>docker tag fwd:latest dhamok/fwd:fed</text:p>
      <text:p text:style-name="Standard"><text:s text:c="2"/>303 <text:s/>docker push dhamok/fwd:fwd</text:p>
      <text:p text:style-name="Standard"><text:s text:c="2"/>304 <text:s/>docker tag fwd:latest dhamok/fwd:fwd</text:p>
      <text:p text:style-name="Standard"><text:s text:c="2"/>305 <text:s/>docker push dhamok/fwd:fwd</text:p>
      <text:p text:style-name="Standard"><text:s text:c="2"/>306 <text:s/>history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7T17:06:58.336722436</meta:creation-date>
    <dc:date>2022-01-12T21:35:09.168279465</dc:date>
    <meta:editing-duration>PT52M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57" meta:word-count="230" meta:character-count="1800" meta:non-whitespace-character-count="1478"/>
  </office:meta>
</office:document-meta>
</file>